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469489265537" calcext:value-type="float">
            <text:p>2.19469</text:p>
          </table:table-cell>
          <table:table-cell office:value-type="float" office:value="2.39711760451977" calcext:value-type="float">
            <text:p>2.39712</text:p>
          </table:table-cell>
          <table:table-cell office:value-type="float" office:value="3.31133640677966" calcext:value-type="float">
            <text:p>3.311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6286189830508" calcext:value-type="float">
            <text:p>2.16286</text:p>
          </table:table-cell>
          <table:table-cell office:value-type="float" office:value="2.38956122033898" calcext:value-type="float">
            <text:p>2.38956</text:p>
          </table:table-cell>
          <table:table-cell office:value-type="float" office:value="3.15683552542373" calcext:value-type="float">
            <text:p>3.156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39249717514" calcext:value-type="float">
            <text:p>2.19139</text:p>
          </table:table-cell>
          <table:table-cell office:value-type="float" office:value="2.37967023728814" calcext:value-type="float">
            <text:p>2.37967</text:p>
          </table:table-cell>
          <table:table-cell office:value-type="float" office:value="3.22837938983051" calcext:value-type="float">
            <text:p>3.228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3738079096" calcext:value-type="float">
            <text:p>2.19037</text:p>
          </table:table-cell>
          <table:table-cell office:value-type="float" office:value="2.37005911864407" calcext:value-type="float">
            <text:p>2.37006</text:p>
          </table:table-cell>
          <table:table-cell office:value-type="float" office:value="3.21259823728814" calcext:value-type="float">
            <text:p>3.21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18849039548" calcext:value-type="float">
            <text:p>2.36188</text:p>
          </table:table-cell>
          <table:table-cell office:value-type="float" office:value="2.07404659887006" calcext:value-type="float">
            <text:p>2.07405</text:p>
          </table:table-cell>
          <table:table-cell office:value-type="float" office:value="2.66964745762712" calcext:value-type="float">
            <text:p>2.669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101514124294" calcext:value-type="float">
            <text:p>2.36102</text:p>
          </table:table-cell>
          <table:table-cell office:value-type="float" office:value="2.08723446327684" calcext:value-type="float">
            <text:p>2.08723</text:p>
          </table:table-cell>
          <table:table-cell office:value-type="float" office:value="2.75881193220339" calcext:value-type="float">
            <text:p>2.758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800092655367" calcext:value-type="float">
            <text:p>2.348</text:p>
          </table:table-cell>
          <table:table-cell office:value-type="float" office:value="2.08294126553672" calcext:value-type="float">
            <text:p>2.08294</text:p>
          </table:table-cell>
          <table:table-cell office:value-type="float" office:value="2.70421044067797" calcext:value-type="float">
            <text:p>2.704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632" calcext:value-type="float">
            <text:p>2.21063</text:p>
          </table:table-cell>
          <table:table-cell office:value-type="float" office:value="2.341352" calcext:value-type="float">
            <text:p>2.34135</text:p>
          </table:table-cell>
          <table:table-cell office:value-type="float" office:value="3.20923444067797" calcext:value-type="float">
            <text:p>3.209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30879096045" calcext:value-type="float">
            <text:p>2.19531</text:p>
          </table:table-cell>
          <table:table-cell office:value-type="float" office:value="2.32565816949153" calcext:value-type="float">
            <text:p>2.32566</text:p>
          </table:table-cell>
          <table:table-cell office:value-type="float" office:value="2.99867688135593" calcext:value-type="float">
            <text:p>2.998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336533333333" calcext:value-type="float">
            <text:p>2.31337</text:p>
          </table:table-cell>
          <table:table-cell office:value-type="float" office:value="2.17376714124294" calcext:value-type="float">
            <text:p>2.17377</text:p>
          </table:table-cell>
          <table:table-cell office:value-type="float" office:value="2.90059850847458" calcext:value-type="float">
            <text:p>2.90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983118644068" calcext:value-type="float">
            <text:p>2.30983</text:p>
          </table:table-cell>
          <table:table-cell office:value-type="float" office:value="2.13682711864407" calcext:value-type="float">
            <text:p>2.13683</text:p>
          </table:table-cell>
          <table:table-cell office:value-type="float" office:value="2.82110481355932" calcext:value-type="float">
            <text:p>2.82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958418079096" calcext:value-type="float">
            <text:p>2.17958</text:p>
          </table:table-cell>
          <table:table-cell office:value-type="float" office:value="2.30716485875706" calcext:value-type="float">
            <text:p>2.30716</text:p>
          </table:table-cell>
          <table:table-cell office:value-type="float" office:value="2.8320873220339" calcext:value-type="float">
            <text:p>2.832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711396610169" calcext:value-type="float">
            <text:p>2.30711</text:p>
          </table:table-cell>
          <table:table-cell office:value-type="float" office:value="2.17271227118644" calcext:value-type="float">
            <text:p>2.17271</text:p>
          </table:table-cell>
          <table:table-cell office:value-type="float" office:value="3.03983105084746" calcext:value-type="float">
            <text:p>3.039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0392781920904" calcext:value-type="float">
            <text:p>2.30393</text:p>
          </table:table-cell>
          <table:table-cell office:value-type="float" office:value="2.1532729039548" calcext:value-type="float">
            <text:p>2.15327</text:p>
          </table:table-cell>
          <table:table-cell office:value-type="float" office:value="2.9287286779661" calcext:value-type="float">
            <text:p>2.928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658648587571" calcext:value-type="float">
            <text:p>2.23659</text:p>
          </table:table-cell>
          <table:table-cell office:value-type="float" office:value="2.29973349152542" calcext:value-type="float">
            <text:p>2.29973</text:p>
          </table:table-cell>
          <table:table-cell office:value-type="float" office:value="3.27046508474576" calcext:value-type="float">
            <text:p>3.270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949798870056" calcext:value-type="float">
            <text:p>2.2995</text:p>
          </table:table-cell>
          <table:table-cell office:value-type="float" office:value="2.12074137853107" calcext:value-type="float">
            <text:p>2.12074</text:p>
          </table:table-cell>
          <table:table-cell office:value-type="float" office:value="2.74792244067797" calcext:value-type="float">
            <text:p>2.747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360910734463" calcext:value-type="float">
            <text:p>2.29361</text:p>
          </table:table-cell>
          <table:table-cell office:value-type="float" office:value="2.1276571299435" calcext:value-type="float">
            <text:p>2.12766</text:p>
          </table:table-cell>
          <table:table-cell office:value-type="float" office:value="2.71787227118644" calcext:value-type="float">
            <text:p>2.717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9352879096045" calcext:value-type="float">
            <text:p>2.29353</text:p>
          </table:table-cell>
          <table:table-cell office:value-type="float" office:value="2.17143511864407" calcext:value-type="float">
            <text:p>2.17144</text:p>
          </table:table-cell>
          <table:table-cell office:value-type="float" office:value="2.88553518644068" calcext:value-type="float">
            <text:p>2.885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853050847458" calcext:value-type="float">
            <text:p>2.28853</text:p>
          </table:table-cell>
          <table:table-cell office:value-type="float" office:value="2.15720564971751" calcext:value-type="float">
            <text:p>2.15721</text:p>
          </table:table-cell>
          <table:table-cell office:value-type="float" office:value="2.83359322033898" calcext:value-type="float">
            <text:p>2.833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89882485876" calcext:value-type="float">
            <text:p>2.2859</text:p>
          </table:table-cell>
          <table:table-cell office:value-type="float" office:value="2.14531995480226" calcext:value-type="float">
            <text:p>2.14532</text:p>
          </table:table-cell>
          <table:table-cell office:value-type="float" office:value="2.79503674576271" calcext:value-type="float">
            <text:p>2.795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54115254237" calcext:value-type="float">
            <text:p>2.23354</text:p>
          </table:table-cell>
          <table:table-cell office:value-type="float" office:value="2.28227120903955" calcext:value-type="float">
            <text:p>2.28227</text:p>
          </table:table-cell>
          <table:table-cell office:value-type="float" office:value="3.0571739661017" calcext:value-type="float">
            <text:p>3.057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52072316384" calcext:value-type="float">
            <text:p>2.28152</text:p>
          </table:table-cell>
          <table:table-cell office:value-type="float" office:value="2.18503552542373" calcext:value-type="float">
            <text:p>2.18504</text:p>
          </table:table-cell>
          <table:table-cell office:value-type="float" office:value="2.94360461016949" calcext:value-type="float">
            <text:p>2.94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52239548023" calcext:value-type="float">
            <text:p>2.27752</text:p>
          </table:table-cell>
          <table:table-cell office:value-type="float" office:value="2.17832714124294" calcext:value-type="float">
            <text:p>2.17833</text:p>
          </table:table-cell>
          <table:table-cell office:value-type="float" office:value="3.01763362711864" calcext:value-type="float">
            <text:p>3.017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606370621469" calcext:value-type="float">
            <text:p>2.27606</text:p>
          </table:table-cell>
          <table:table-cell office:value-type="float" office:value="2.16680596610169" calcext:value-type="float">
            <text:p>2.16681</text:p>
          </table:table-cell>
          <table:table-cell office:value-type="float" office:value="2.82204583050847" calcext:value-type="float">
            <text:p>2.822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90427118644" calcext:value-type="float">
            <text:p>2.2689</text:p>
          </table:table-cell>
          <table:table-cell office:value-type="float" office:value="2.17817726553672" calcext:value-type="float">
            <text:p>2.17818</text:p>
          </table:table-cell>
          <table:table-cell office:value-type="float" office:value="2.94819877966102" calcext:value-type="float">
            <text:p>2.94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505444067797" calcext:value-type="float">
            <text:p>2.26505</text:p>
          </table:table-cell>
          <table:table-cell office:value-type="float" office:value="2.24089681355932" calcext:value-type="float">
            <text:p>2.2409</text:p>
          </table:table-cell>
          <table:table-cell office:value-type="float" office:value="2.93468094915254" calcext:value-type="float">
            <text:p>2.934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465636158192" calcext:value-type="float">
            <text:p>2.23466</text:p>
          </table:table-cell>
          <table:table-cell office:value-type="float" office:value="2.2624470960452" calcext:value-type="float">
            <text:p>2.26245</text:p>
          </table:table-cell>
          <table:table-cell office:value-type="float" office:value="2.97917206779661" calcext:value-type="float">
            <text:p>2.979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1584180791" calcext:value-type="float">
            <text:p>2.26016</text:p>
          </table:table-cell>
          <table:table-cell office:value-type="float" office:value="2.25215502824859" calcext:value-type="float">
            <text:p>2.25216</text:p>
          </table:table-cell>
          <table:table-cell office:value-type="float" office:value="3.08569816949153" calcext:value-type="float">
            <text:p>3.08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976989830508" calcext:value-type="float">
            <text:p>2.25977</text:p>
          </table:table-cell>
          <table:table-cell office:value-type="float" office:value="2.23382967231638" calcext:value-type="float">
            <text:p>2.23383</text:p>
          </table:table-cell>
          <table:table-cell office:value-type="float" office:value="3.00088569491525" calcext:value-type="float">
            <text:p>3.0008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35911864407" calcext:value-type="float">
            <text:p>2.25836</text:p>
          </table:table-cell>
          <table:table-cell office:value-type="float" office:value="2.29079053107345" calcext:value-type="float">
            <text:p>2.29079</text:p>
          </table:table-cell>
          <table:table-cell office:value-type="float" office:value="3.15782752542373" calcext:value-type="float">
            <text:p>3.157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655057627119" calcext:value-type="float">
            <text:p>2.25655</text:p>
          </table:table-cell>
          <table:table-cell office:value-type="float" office:value="2.15195046327684" calcext:value-type="float">
            <text:p>2.15195</text:p>
          </table:table-cell>
          <table:table-cell office:value-type="float" office:value="2.74145111864407" calcext:value-type="float">
            <text:p>2.741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12409039548" calcext:value-type="float">
            <text:p>2.25124</text:p>
          </table:table-cell>
          <table:table-cell office:value-type="float" office:value="2.22672305084746" calcext:value-type="float">
            <text:p>2.22672</text:p>
          </table:table-cell>
          <table:table-cell office:value-type="float" office:value="2.86483471186441" calcext:value-type="float">
            <text:p>2.864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66723163842" calcext:value-type="float">
            <text:p>2.24767</text:p>
          </table:table-cell>
          <table:table-cell office:value-type="float" office:value="2.28618564971751" calcext:value-type="float">
            <text:p>2.28619</text:p>
          </table:table-cell>
          <table:table-cell office:value-type="float" office:value="3.06262779661017" calcext:value-type="float">
            <text:p>3.062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4749961581921" calcext:value-type="float">
            <text:p>2.2475</text:p>
          </table:table-cell>
          <table:table-cell office:value-type="float" office:value="2.21948650847458" calcext:value-type="float">
            <text:p>2.21949</text:p>
          </table:table-cell>
          <table:table-cell office:value-type="float" office:value="2.90130250847458" calcext:value-type="float">
            <text:p>2.90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59724293785" calcext:value-type="float">
            <text:p>2.2466</text:p>
          </table:table-cell>
          <table:table-cell office:value-type="float" office:value="2.26548899435028" calcext:value-type="float">
            <text:p>2.26549</text:p>
          </table:table-cell>
          <table:table-cell office:value-type="float" office:value="2.93344596610169" calcext:value-type="float">
            <text:p>2.933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11360451977" calcext:value-type="float">
            <text:p>2.24611</text:p>
          </table:table-cell>
          <table:table-cell office:value-type="float" office:value="2.25367597740113" calcext:value-type="float">
            <text:p>2.25368</text:p>
          </table:table-cell>
          <table:table-cell office:value-type="float" office:value="3.02983105084746" calcext:value-type="float">
            <text:p>3.029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25613559322" calcext:value-type="float">
            <text:p>2.24326</text:p>
          </table:table-cell>
          <table:table-cell office:value-type="float" office:value="2.28162675706215" calcext:value-type="float">
            <text:p>2.28163</text:p>
          </table:table-cell>
          <table:table-cell office:value-type="float" office:value="2.96493125423729" calcext:value-type="float">
            <text:p>2.964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02110734463" calcext:value-type="float">
            <text:p>2.24102</text:p>
          </table:table-cell>
          <table:table-cell office:value-type="float" office:value="2.33004438418079" calcext:value-type="float">
            <text:p>2.33004</text:p>
          </table:table-cell>
          <table:table-cell office:value-type="float" office:value="3.16908366101695" calcext:value-type="float">
            <text:p>3.169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55516384181" calcext:value-type="float">
            <text:p>2.26756</text:p>
          </table:table-cell>
          <table:table-cell office:value-type="float" office:value="2.23926149152542" calcext:value-type="float">
            <text:p>2.23926</text:p>
          </table:table-cell>
          <table:table-cell office:value-type="float" office:value="3.14524691525424" calcext:value-type="float">
            <text:p>3.145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752225988701" calcext:value-type="float">
            <text:p>2.23752</text:p>
          </table:table-cell>
          <table:table-cell office:value-type="float" office:value="2.33501706214689" calcext:value-type="float">
            <text:p>2.33502</text:p>
          </table:table-cell>
          <table:table-cell office:value-type="float" office:value="3.02522928813559" calcext:value-type="float">
            <text:p>3.025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998384180791" calcext:value-type="float">
            <text:p>2.22998</text:p>
          </table:table-cell>
          <table:table-cell office:value-type="float" office:value="2.35401491525424" calcext:value-type="float">
            <text:p>2.35401</text:p>
          </table:table-cell>
          <table:table-cell office:value-type="float" office:value="3.07568027118644" calcext:value-type="float">
            <text:p>3.075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2971116384181" calcext:value-type="float">
            <text:p>2.22971</text:p>
          </table:table-cell>
          <table:table-cell office:value-type="float" office:value="2.24729172881356" calcext:value-type="float">
            <text:p>2.24729</text:p>
          </table:table-cell>
          <table:table-cell office:value-type="float" office:value="2.90399240677966" calcext:value-type="float">
            <text:p>2.903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564519774" calcext:value-type="float">
            <text:p>2.22856</text:p>
          </table:table-cell>
          <table:table-cell office:value-type="float" office:value="2.22384899435028" calcext:value-type="float">
            <text:p>2.22385</text:p>
          </table:table-cell>
          <table:table-cell office:value-type="float" office:value="2.82897220338983" calcext:value-type="float">
            <text:p>2.828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703694915254" calcext:value-type="float">
            <text:p>2.22704</text:p>
          </table:table-cell>
          <table:table-cell office:value-type="float" office:value="2.30045446327684" calcext:value-type="float">
            <text:p>2.30045</text:p>
          </table:table-cell>
          <table:table-cell office:value-type="float" office:value="3.21224976271186" calcext:value-type="float">
            <text:p>3.212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534992090395" calcext:value-type="float">
            <text:p>2.22535</text:p>
          </table:table-cell>
          <table:table-cell office:value-type="float" office:value="2.24927037288136" calcext:value-type="float">
            <text:p>2.24927</text:p>
          </table:table-cell>
          <table:table-cell office:value-type="float" office:value="2.94465545762712" calcext:value-type="float">
            <text:p>2.944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86155932203" calcext:value-type="float">
            <text:p>2.21086</text:p>
          </table:table-cell>
          <table:table-cell office:value-type="float" office:value="2.33632653107345" calcext:value-type="float">
            <text:p>2.33633</text:p>
          </table:table-cell>
          <table:table-cell office:value-type="float" office:value="3.17005857627119" calcext:value-type="float">
            <text:p>3.170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58610169492" calcext:value-type="float">
            <text:p>2.21059</text:p>
          </table:table-cell>
          <table:table-cell office:value-type="float" office:value="2.31312779661017" calcext:value-type="float">
            <text:p>2.31313</text:p>
          </table:table-cell>
          <table:table-cell office:value-type="float" office:value="2.94742128813559" calcext:value-type="float">
            <text:p>2.947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0880741242938" calcext:value-type="float">
            <text:p>2.20881</text:p>
          </table:table-cell>
          <table:table-cell office:value-type="float" office:value="2.32759181920904" calcext:value-type="float">
            <text:p>2.32759</text:p>
          </table:table-cell>
          <table:table-cell office:value-type="float" office:value="3.10323552542373" calcext:value-type="float">
            <text:p>3.1032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780714124294" calcext:value-type="float">
            <text:p>2.19781</text:p>
          </table:table-cell>
          <table:table-cell office:value-type="float" office:value="2.42814250847458" calcext:value-type="float">
            <text:p>2.42814</text:p>
          </table:table-cell>
          <table:table-cell office:value-type="float" office:value="3.49939633898305" calcext:value-type="float">
            <text:p>3.49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637346892655" calcext:value-type="float">
            <text:p>2.19637</text:p>
          </table:table-cell>
          <table:table-cell office:value-type="float" office:value="2.32544646327684" calcext:value-type="float">
            <text:p>2.32545</text:p>
          </table:table-cell>
          <table:table-cell office:value-type="float" office:value="2.98589613559322" calcext:value-type="float">
            <text:p>2.98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488937853107" calcext:value-type="float">
            <text:p>2.19489</text:p>
          </table:table-cell>
          <table:table-cell office:value-type="float" office:value="2.27679186440678" calcext:value-type="float">
            <text:p>2.27679</text:p>
          </table:table-cell>
          <table:table-cell office:value-type="float" office:value="2.89980718644068" calcext:value-type="float">
            <text:p>2.899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20985310734" calcext:value-type="float">
            <text:p>2.18921</text:p>
          </table:table-cell>
          <table:table-cell office:value-type="float" office:value="2.34194906214689" calcext:value-type="float">
            <text:p>2.34195</text:p>
          </table:table-cell>
          <table:table-cell office:value-type="float" office:value="3.08139661016949" calcext:value-type="float">
            <text:p>3.08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93204519774" calcext:value-type="float">
            <text:p>2.18693</text:p>
          </table:table-cell>
          <table:table-cell office:value-type="float" office:value="2.36059114124294" calcext:value-type="float">
            <text:p>2.36059</text:p>
          </table:table-cell>
          <table:table-cell office:value-type="float" office:value="3.0183026440678" calcext:value-type="float">
            <text:p>3.01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38551412429" calcext:value-type="float">
            <text:p>2.25839</text:p>
          </table:table-cell>
          <table:table-cell office:value-type="float" office:value="2.18681229378531" calcext:value-type="float">
            <text:p>2.18681</text:p>
          </table:table-cell>
          <table:table-cell office:value-type="float" office:value="2.91166589830508" calcext:value-type="float">
            <text:p>2.911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8637439548023" calcext:value-type="float">
            <text:p>2.18637</text:p>
          </table:table-cell>
          <table:table-cell office:value-type="float" office:value="2.25985846327684" calcext:value-type="float">
            <text:p>2.25986</text:p>
          </table:table-cell>
          <table:table-cell office:value-type="float" office:value="2.80620094915254" calcext:value-type="float">
            <text:p>2.80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988255367232" calcext:value-type="float">
            <text:p>2.31988</text:p>
          </table:table-cell>
          <table:table-cell office:value-type="float" office:value="2.18187023728814" calcext:value-type="float">
            <text:p>2.18187</text:p>
          </table:table-cell>
          <table:table-cell office:value-type="float" office:value="2.96165423728814" calcext:value-type="float">
            <text:p>2.961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26714124294" calcext:value-type="float">
            <text:p>2.17727</text:p>
          </table:table-cell>
          <table:table-cell office:value-type="float" office:value="2.3496106440678" calcext:value-type="float">
            <text:p>2.34961</text:p>
          </table:table-cell>
          <table:table-cell office:value-type="float" office:value="3.09601572881356" calcext:value-type="float">
            <text:p>3.096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66919774011" calcext:value-type="float">
            <text:p>2.16467</text:p>
          </table:table-cell>
          <table:table-cell office:value-type="float" office:value="2.39116027118644" calcext:value-type="float">
            <text:p>2.39116</text:p>
          </table:table-cell>
          <table:table-cell office:value-type="float" office:value="3.16942996610169" calcext:value-type="float">
            <text:p>3.169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176352542373" calcext:value-type="float">
            <text:p>2.28176</text:p>
          </table:table-cell>
          <table:table-cell office:value-type="float" office:value="2.11403832768362" calcext:value-type="float">
            <text:p>2.11404</text:p>
          </table:table-cell>
          <table:table-cell office:value-type="float" office:value="2.65847294915254" calcext:value-type="float">
            <text:p>2.6584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866503954802" calcext:value-type="float">
            <text:p>2.35867</text:p>
          </table:table-cell>
          <table:table-cell office:value-type="float" office:value="2.06945385310734" calcext:value-type="float">
            <text:p>2.06945</text:p>
          </table:table-cell>
          <table:table-cell office:value-type="float" office:value="2.63277125423729" calcext:value-type="float">
            <text:p>2.632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5" calcext:value-type="float">
            <text:p>5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5" calcext:value-type="float">
            <text:p>5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0" calcext:value-type="float">
            <text:p>0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0" calcext:value-type="float">
            <text:p>0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5" calcext:value-type="float">
            <text:p>5</text:p>
          </table:table-cell>
          <table:table-cell table:formula="of:=SUM([.BI1:.BI5])" office:value-type="float" office:value="5" calcext:value-type="float">
            <text:p>5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0" calcext:value-type="float">
            <text:p>0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6:52.906495715</dc:date>
    <meta:document-statistic meta:table-count="1" meta:cell-count="4641" meta:object-count="0"/>
    <meta:generator>LibreOffice/4.2.8.2$Linux_X86_64 LibreOffice_project/420m0$Build-2</meta:generator>
  </office:meta>
</office:document-meta>
</file>